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13" style:family="table-column">
      <style:table-column-properties fo:break-before="auto" style:column-width="1.5362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103" style:family="table-cell" style:parent-style-name="Default">
      <style:table-cell-properties fo:background-color="#b2b2b2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1" style:family="table-cell" style:parent-style-name="highlighted_5f_fiat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fiat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1" style:family="table-cell" style:parent-style-name="transparent_5f_fiat">
      <style:table-cell-properties fo:background-color="transparent"/>
      <style:text-properties style:font-name="Liberation Sans"/>
    </style:style>
    <style:style style:name="ce1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fiat">
      <style:table-cell-properties fo:background-color="transparent"/>
      <style:text-properties style:font-name="Liberation Sans"/>
    </style:style>
    <style:style style:name="ce201" style:family="table-cell" style:parent-style-name="taxable_5f_event_5f_alt_5f_fiat">
      <style:table-cell-properties fo:background-color="transparent"/>
      <style:text-properties style:font-name="Liberation Sans"/>
    </style:style>
    <style:style style:name="ce202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212" style:family="table-cell" style:parent-style-name="from_5f_lot_5f_fiat">
      <style:table-cell-properties fo:background-color="transparent"/>
      <style:text-properties style:font-name="Liberation Sans"/>
    </style:style>
    <style:style style:name="ce213" style:family="table-cell" style:parent-style-name="from_5f_lot_5f_alt_5f_fiat">
      <style:table-cell-properties fo:background-color="transparent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33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36" style:family="table-cell" style:parent-style-name="Default">
      <style:table-cell-properties fo:background-color="#ffffff"/>
    </style:style>
    <style:style style:name="ce4" style:family="table-cell" style:parent-style-name="header_5f_default">
      <style:table-cell-properties fo:background-color="transparent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transparent_5f_default">
      <style:table-cell-properties fo:background-color="transparent"/>
    </style:style>
    <style:style style:name="ce2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transparent_5f_crypto">
      <style:table-cell-properties fo:background-color="transparent"/>
      <style:text-properties style:font-name="Liberation Sans"/>
    </style:style>
    <style:style style:name="ce2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3" style:family="table-cell" style:parent-style-name="Default">
      <style:table-cell-properties fo:background-color="transparent"/>
      <style:text-properties style:font-name="Liberation Sans"/>
    </style:style>
    <style:style style:name="ce254" style:family="table-cell" style:parent-style-name="Default">
      <style:text-properties style:font-name="Liberation Sans"/>
    </style:style>
    <style:style style:name="ce255" style:family="table-cell" style:parent-style-name="transparent_5f_default">
      <style:table-cell-properties fo:background-color="transparent"/>
      <style:text-properties style:font-name="Liberation Sans"/>
    </style:style>
    <style:style style:name="ce2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3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264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265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266" style:family="table-cell" style:parent-style-name="from_5f_lot_5f_default">
      <style:table-cell-properties fo:background-color="transparent"/>
      <style:text-properties style:font-name="Liberation Sans"/>
    </style:style>
    <style:style style:name="ce267" style:family="table-cell" style:parent-style-name="from_5f_lot_5f_alt_5f_default">
      <style:table-cell-properties fo:background-color="transparent"/>
      <style:text-properties style:font-name="Liberation Sans"/>
    </style:style>
    <style:style style:name="ce2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taxable_5f_event_5f_default">
      <style:table-cell-properties fo:background-color="transparent"/>
      <style:text-properties style:font-name="Liberation Sans"/>
    </style:style>
    <style:style style:name="ce2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7" style:family="table-cell" style:parent-style-name="taxable_5f_event_5f_alt_5f_default">
      <style:table-cell-properties fo:background-color="transparent"/>
      <style:text-properties style:font-name="Liberation Sans"/>
    </style:style>
    <style:style style:name="ce2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highlighted_5f_fiat">
      <style:table-cell-properties fo:background-color="transparent"/>
      <style:text-properties style:font-name="Liberation Sans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2" style:family="table-cell" style:parent-style-name="Default">
      <style:table-cell-properties fo:background-color="transparent" fo:border="none"/>
      <style:text-properties style:font-name="Liberation Sans"/>
    </style:style>
    <style:style style:name="ce29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6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9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300" style:family="table-cell" style:parent-style-name="transparent_5f_fiat">
      <style:table-cell-properties fo:background-color="transparent"/>
      <style:text-properties style:font-name="Liberation Sans"/>
    </style:style>
    <style:style style:name="ce301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2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3" style:family="table-cell" style:parent-style-name="Default">
      <style:table-cell-properties fo:background-color="#ffffff" fo:border="none"/>
      <style:text-properties style:font-name="Liberation Sans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1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5" style:family="table-cell" style:parent-style-name="Default">
      <style:table-cell-properties fo:background-color="#ffffff"/>
      <style:text-properties style:font-name="Liberation Sans"/>
    </style:style>
    <style:style style:name="ce316" style:family="table-cell" style:parent-style-name="Default">
      <style:table-cell-properties fo:background-color="#b2b2b2" fo:border="none"/>
      <style:text-properties style:font-name="Liberation Sans"/>
    </style:style>
    <style:style style:name="ce31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21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322" style:family="table-cell" style:parent-style-name="from_5f_lot_5f_note_5f_default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ackground-color="#b2b2b2"/>
      <style:text-properties style:font-name="Liberation Sans"/>
    </style:style>
    <style:style style:name="ce32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30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fiat">
      <style:table-cell-properties fo:background-color="transparent"/>
      <style:text-properties style:font-name="Liberation Sans"/>
    </style:style>
    <style:style style:name="ce333" style:family="table-cell" style:parent-style-name="taxable_5f_event_5f_alt_5f_fiat">
      <style:table-cell-properties fo:background-color="transparent"/>
      <style:text-properties style:font-name="Liberation Sans"/>
    </style:style>
    <style:style style:name="ce334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5" style:family="table-cell" style:parent-style-name="Default">
      <style:text-properties style:font-name="Liberation Sans" fo:font-weight="normal" style:font-weight-asian="normal" style:font-weight-complex="normal"/>
    </style:style>
    <style:style style:name="ce336" style:family="table-cell" style:parent-style-name="taxable_5f_event_5f_note_5f_default">
      <style:table-cell-properties fo:background-color="transparent"/>
      <style:text-properties style:font-name="Liberation Sans"/>
    </style:style>
    <style:style style:name="ce337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8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339" style:family="table-cell" style:parent-style-name="from_5f_lot_5f_percent">
      <style:table-cell-properties fo:background-color="transparent"/>
      <style:text-properties style:font-name="Liberation Sans"/>
    </style:style>
    <style:style style:name="ce340" style:family="table-cell" style:parent-style-name="from_5f_lot_5f_alt_5f_percent">
      <style:table-cell-properties fo:background-color="transparent"/>
      <style:text-properties style:font-name="Liberation Sans"/>
    </style:style>
    <style:style style:name="ce34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342" style:family="table-cell" style:parent-style-name="from_5f_lot_5f_fiat">
      <style:table-cell-properties fo:background-color="transparent"/>
      <style:text-properties style:font-name="Liberation Sans"/>
    </style:style>
    <style:style style:name="ce343" style:family="table-cell" style:parent-style-name="from_5f_lot_5f_alt_5f_fiat">
      <style:table-cell-properties fo:background-color="transparent"/>
      <style:text-properties style:font-name="Liberation Sans"/>
    </style:style>
    <style:style style:name="ce3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4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4"/>
        <table:table-column table:style-name="co39" table:default-cell-style-name="ce6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9"/>
          <table:table-cell/>
        </table:table-row>
        <table:table-row table:style-name="ro2">
          <table:table-cell table:style-name="ce14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ce236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4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4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from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</table:table>
      <table:table table:name="Airdrops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Airdrop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acquir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acquir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4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apital Gai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Capital Gai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sold or disposed of</text:p>
          </table:table-cell>
          <table:table-cell table:style-name="ce348" office:value-type="string" calcext:value-type="string">
            <text:p>Proceeds (sales price)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Sol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sold or disposed of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/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760.0" office:value-type="float"/>
          <table:table-cell table:style-name="from_lot_note_fiat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8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2: 0.80000000 of 1.00000000 B2</text:p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440.0" office:value-type="float"/>
          <table:table-cell table:style-name="from_lot_note_fiat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0000000 of 2.00000000 B2</text:p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202.0" office:value-type="float"/>
          <table:table-cell table:style-name="from_lot_note_fiat" office:value="14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1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3: 0.01000000 of 4.00000000 B2</text:p>
          </table:table-cell>
          <table:table-cell table:style-name="taxable_event_note_default" office:value-type="string">
            <text:p>1/2: 0.01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from_lot_note_fiat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20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: 2.00000000 of 5.00000000 B2</text:p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638.0" office:value-type="float"/>
          <table:table-cell table:style-name="from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69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3: 0.79000000 of 1.00000000 B4</text:p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562.0" office:value-type="float"/>
          <table:table-cell table:style-name="from_lot_note_fiat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2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1000000 of 2.00000000 B4</text:p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602.0" office:value-type="float"/>
          <table:table-cell table:style-name="from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251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3: 2.01000000 of 5.00000000 B4</text:p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354" office:value-type="string" calcext:value-type="string" table:number-columns-spanned="9" table:number-rows-spanned="1">
            <text:p>Crypto Donatio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Default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dona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Dona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dona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donati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from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3: 3.79000000 of 4.00000000 B2</text:p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from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3.79000000 of 4.00000000 B4</text:p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Gifts</text:p>
          </table:table-cell>
          <table:covered-table-cell table:style-name="ce243"/>
          <table:covered-table-cell table:style-name="ce258"/>
          <table:covered-table-cell table:style-name="Default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gif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Gif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gif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gift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560.0" office:value-type="float"/>
          <table:table-cell table:style-name="from_lot_note_fiat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6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80000000 of 2.00000000 B2</text:p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from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2</text:p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840.0" office:value-type="float"/>
          <table:table-cell table:style-name="from_lot_note_fiat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3: 0.20000000 of 4.00000000 B2</text:p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418.0" office:value-type="float"/>
          <table:table-cell table:style-name="from_lot_note_fiat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38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79000000 of 2.00000000 B4</text:p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from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4</text:p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982.0" office:value-type="float"/>
          <table:table-cell table:style-name="from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0.21000000 of 4.00000000 B4</text:p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 Forks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Hard Fork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acquir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acquir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Interest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2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Investment Expenses</text:p>
          </table:table-cell>
          <table:covered-table-cell table:style-name="ce243"/>
          <table:covered-table-cell table:style-name="ce258"/>
          <table:covered-table-cell table:style-name="Default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transac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Transaction fee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transac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transact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from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6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3: 0.02000000 of 1.00000000 B3</text:p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5-21 12:58:1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from_lot_note_fiat" office:value="44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1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1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from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1/3: 0.02000000 of 5.00000000 B4</text:p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from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5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ining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Mining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MINING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aking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Staking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3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STAKING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ges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Wage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WAGES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fiat" style:display-name="from_lot_fiat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fiat" style:display-name="from_lot_alt_fiat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fiat" style:display-name="from_lot_border_fiat" style:family="table-cell" style:parent-style-name="from_5f_lo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fiat" style:display-name="from_lot_alt_border_fiat" style:family="table-cell" style:parent-style-name="from_5f_lot_5f_al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fiat" style:display-name="from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fiat" style:display-name="from_lot_note_border_fiat" style:family="table-cell" style:parent-style-name="from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0:48:38.388716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0T11:34:15.368872</dc:date>
    <meta:editing-duration>P1DT9H54M41S</meta:editing-duration>
    <meta:editing-cycles>98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